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table:style-name="ce6" office:value-type="percentage" office:value="0.125734238429562">
            <text:p>12,573423843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percentage" office:value="0.11002812427358">
            <text:p>11,002812427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table:style-name="ce6" office:value-type="percentage" office:value="0.0705142897108441">
            <text:p>7,051428971%</text:p>
          </table:table-cell>
        </table:table-row>
        <table:table-row table:style-name="ro2">
          <table:table-cell table:number-columns-repeated="30"/>
          <table:table-cell table:style-name="ce5" office:value-type="string">
            <text:p>s</text:p>
          </table:table-cell>
          <table:table-cell table:style-name="ce6" office:value-type="percentage" office:value="0.0681329340432804">
            <text:p>6,813293404%</text:p>
          </table:table-cell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table:style-name="ce6" office:value-type="percentage" office:value="0.0655672419568565">
            <text:p>6,556724196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percentage" office:value="0.0654385053386745">
            <text:p>6,543850534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table:style-name="ce6" office:value-type="percentage" office:value="0.0640253260333321">
            <text:p>6,402532603%</text:p>
          </table:table-cell>
        </table:table-row>
        <table:table-row table:style-name="ro2">
          <table:table-cell table:number-columns-repeated="30"/>
          <table:table-cell table:style-name="ce5" office:value-type="string">
            <text:p>t</text:p>
          </table:table-cell>
          <table:table-cell table:style-name="ce6" office:value-type="percentage" office:value="0.0591944094026645">
            <text:p>5,919440940%</text:p>
          </table:table-cell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table:style-name="ce6" office:value-type="percentage" office:value="0.0521462579895484">
            <text:p>5,214625799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percentage" office:value="0.0425841830294143">
            <text:p>4,258418303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table:style-name="ce6" office:value-type="percentage" office:value="0.0387723710301551">
            <text:p>3,877237103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u</text:p>
          </table:table-cell>
          <table:table-cell table:style-name="ce6" office:value-type="percentage" office:value="0.0363278298508016">
            <text:p>3,632782985%</text:p>
          </table:table-cell>
        </table:table-row>
        <table:table-row table:style-name="ro4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m</text:p>
          </table:table-cell>
          <table:table-cell table:style-name="ce6" office:value-type="percentage" office:value="0.0289113032403852">
            <text:p>2,891130324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p</text:p>
          </table:table-cell>
          <table:table-cell table:style-name="ce6" office:value-type="percentage" office:value="0.0252944221474836">
            <text:p>2,529442215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table:style-name="ce6" office:value-type="percentage" office:value="0.0147724749153266">
            <text:p>1,477247492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h</text:p>
          </table:table-cell>
          <table:table-cell table:style-name="ce6" office:value-type="percentage" office:value="0.0138738210188987">
            <text:p>1,387382102%</text:p>
          </table:table-cell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b</text:p>
          </table:table-cell>
          <table:table-cell table:style-name="ce6" office:value-type="percentage" office:value="0.0131406138004378">
            <text:p>1,314061380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´</text:p>
          </table:table-cell>
          <table:table-cell table:style-name="ce6" office:value-type="percentage" office:value="0.01284114627816">
            <text:p>1,284114628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table:style-name="ce6" office:value-type="percentage" office:value="0.0126349110361282">
            <text:p>1,263491104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coma</text:p>
          </table:table-cell>
          <table:table-cell table:style-name="ce6" office:value-type="percentage" office:value="0.0120796687719043">
            <text:p>1,207966877%</text:p>
          </table:table-cell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f</text:p>
          </table:table-cell>
          <table:table-cell table:style-name="ce6" office:value-type="percentage" office:value="0.0115612120468347">
            <text:p>1,156121205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v</text:p>
          </table:table-cell>
          <table:table-cell table:style-name="ce6" office:value-type="percentage" office:value="0.0109867103079604">
            <text:p>1,098671031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table:style-name="ce6" office:value-type="percentage" office:value="0.00955646069311694">
            <text:p>0,955646069%</text:p>
          </table:table-cell>
        </table:table-row>
        <table:table-row table:style-name="ro2">
          <table:table-cell table:number-columns-repeated="30"/>
          <table:table-cell table:style-name="ce3" office:value-type="string">
            <text:p>q</text:p>
          </table:table-cell>
          <table:table-cell table:style-name="ce6" office:value-type="percentage" office:value="0.00716687607160416">
            <text:p>0,716687607%</text:p>
          </table:table-cell>
        </table:table-row>
        <table:table-row table:style-name="ro2">
          <table:table-cell table:number-columns-repeated="15"/>
          <table:table-cell table:style-name="ce1" office:value-type="string">
            <text:p>tcat_v11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y</text:p>
          </table:table-cell>
          <table:table-cell table:style-name="ce6" office:value-type="percentage" office:value="0.00643133100429973">
            <text:p>0,643133100%</text:p>
          </table:table-cell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x</text:p>
          </table:table-cell>
          <table:table-cell table:style-name="ce6" office:value-type="percentage" office:value="0.00491082979276035">
            <text:p>0,491082979%</text:p>
          </table:table-cell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table:style-name="ce6" office:value-type="percentage" office:value="0.00472430635172545">
            <text:p>0,472430635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w</text:p>
          </table:table-cell>
          <table:table-cell table:style-name="ce6" office:value-type="percentage" office:value="0.0033772913577953">
            <text:p>0,337729136%</text:p>
          </table:table-cell>
        </table:table-row>
        <table:table-row table:style-name="ro2">
          <table:table-cell table:number-columns-repeated="15"/>
          <table:table-cell table:style-name="ce1" office:value-type="string">
            <text:p>tcat_v12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j</text:p>
          </table:table-cell>
          <table:table-cell table:style-name="ce6" office:value-type="percentage" office:value="0.00327893850225103">
            <text:p>0,327893850%</text:p>
          </table:table-cell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k</text:p>
          </table:table-cell>
          <table:table-cell table:style-name="ce6" office:value-type="percentage" office:value="0.00211868742746626">
            <text:p>0,211868743%</text:p>
          </table:table-cell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table:style-name="ce6" office:value-type="percentage" office:value="0.00205569763609151">
            <text:p>0,205569764%</text:p>
          </table:table-cell>
        </table:table-row>
        <table:table-row table:style-name="ro2">
          <table:table-cell table:number-columns-repeated="30"/>
          <table:table-cell table:style-name="ce3" office:value-type="string">
            <text:p>plus</text:p>
          </table:table-cell>
          <table:table-cell table:style-name="ce6" office:value-type="percentage" office:value="0.000558353412684873">
            <text:p>0,055835341%</text:p>
          </table:table-cell>
        </table:table-row>
        <table:table-row table:style-name="ro2">
          <table:table-cell table:number-columns-repeated="30"/>
          <table:table-cell office:value-type="string">
            <text:p>ç</text:p>
          </table:table-cell>
          <table:table-cell table:style-name="ce6" office:value-type="percentage" office:value="0.00050115347685664">
            <text:p>0,050115348%</text:p>
          </table:table-cell>
        </table:table-row>
        <table:table-row table:style-name="ro2">
          <table:table-cell table:number-columns-repeated="30"/>
          <table:table-cell office:value-type="string">
            <text:p>ñ</text:p>
          </table:table-cell>
          <table:table-cell table:style-name="ce6" office:value-type="percentage" office:value="0.000499256515799828">
            <text:p>0,049925652%</text:p>
          </table:table-cell>
        </table:table-row>
        <table:table-row table:style-name="ro2">
          <table:table-cell table:number-columns-repeated="30"/>
          <table:table-cell office:value-type="string">
            <text:p>&lt;</text:p>
          </table:table-cell>
          <table:table-cell table:style-name="ce6" office:value-type="percentage" office:value="0.000258823105314759">
            <text:p>0,025882311%</text:p>
          </table:table-cell>
        </table:table-row>
        <table:table-row table:style-name="ro2" table:number-rows-repeated="104853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04T12:36:35</dc:date>
    <meta:editing-duration>PT2H46M27S</meta:editing-duration>
    <meta:editing-cycles>42</meta:editing-cycles>
    <dc:creator>Moisès </dc:creator>
    <meta:document-statistic meta:table-count="3" meta:cell-count="574" meta:object-count="0"/>
  </office:meta>
</office:document-meta>
</file>